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11.4094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449in" svg:x="18.678in" svg:y="0.387in">
            <draw:object draw:notify-on-update-of-ranges="Sheet1.O1:Sheet1.S1 Sheet1.N2:Sheet1.N2 Sheet1.O2:Sheet1.S2 Sheet1.N3:Sheet1.N3 Sheet1.O3:Sheet1.S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49in" svg:x="21.874in" svg:y="4.6012in">
            <draw:object draw:notify-on-update-of-ranges="Sheet1.O6:Sheet1.S6 Sheet1.N8:Sheet1.N8 Sheet1.O8:Sheet1.S8 Sheet1.N7:Sheet1.N7 Sheet1.O7:Sheet1.S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45in" svg:height="3.5453in" svg:x="14.5606in" svg:y="5.2709in">
            <draw:object draw:notify-on-update-of-ranges="Sheet1.O14:Sheet1.S14 Sheet1.N15:Sheet1.N15 Sheet1.O15:Sheet1.S15 Sheet1.N16:Sheet1.N16 Sheet1.O16:Sheet1.S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45in" svg:height="3.5453in" svg:x="7.7677in" svg:y="5.4902in">
            <draw:object draw:notify-on-update-of-ranges="Sheet1.O19:Sheet1.S19 Sheet1.N20:Sheet1.N20 Sheet1.O20:Sheet1.S20 Sheet1.N21:Sheet1.N21 Sheet1.O21:Sheet1.S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140933.6" calcext:value-type="float">
            <text:p>140933.6</text:p>
          </table:table-cell>
          <table:table-cell table:formula="of:=AVERAGE([.C15:.C24])" office:value-type="float" office:value="1011932" calcext:value-type="float">
            <text:p>1011932</text:p>
          </table:table-cell>
          <table:table-cell table:formula="of:=AVERAGE([.D15:.D24])" office:value-type="float" office:value="6274203.2" calcext:value-type="float">
            <text:p>6274203.2</text:p>
          </table:table-cell>
          <table:table-cell table:formula="of:=AVERAGE([.E15:.E24])" office:value-type="float" office:value="338351.2" calcext:value-type="float">
            <text:p>338351.2</text:p>
          </table:table-cell>
          <table:table-cell table:formula="of:=AVERAGE([.F15:.F24])" office:value-type="float" office:value="151327.2" calcext:value-type="float">
            <text:p>151327.2</text:p>
          </table:table-cell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142868" calcext:value-type="float">
            <text:p>142868</text:p>
          </table:table-cell>
          <table:table-cell table:formula="of:=AVERAGE([.C17:.C22])" office:value-type="float" office:value="379521.333333333" calcext:value-type="float">
            <text:p>379521.333333333</text:p>
          </table:table-cell>
          <table:table-cell table:formula="of:=AVERAGE([.D17:.D22])" office:value-type="float" office:value="2933698.66666667" calcext:value-type="float">
            <text:p>2933698.66666667</text:p>
          </table:table-cell>
          <table:table-cell table:formula="of:=AVERAGE([.E17:.E22])" office:value-type="float" office:value="331310.666666667" calcext:value-type="float">
            <text:p>331310.666666667</text:p>
          </table:table-cell>
          <table:table-cell table:formula="of:=AVERAGE([.F17:.F22])" office:value-type="float" office:value="150706.666666667" calcext:value-type="float">
            <text:p>150706.666666667</text:p>
          </table:table-cell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15]-[.O$15])^2" office:value-type="float" office:value="1.58293263334288E+019" calcext:value-type="float">
            <text:p>15829326333428800000</text:p>
          </table:table-cell>
          <table:table-cell table:formula="of:=([.C15]-[.P$15])^2" office:value-type="float" office:value="7.30173320248913E+020" calcext:value-type="float">
            <text:p>730173320248913000000</text:p>
          </table:table-cell>
          <table:table-cell table:formula="of:=([.D15]-[.Q$15])^2" office:value-type="float" office:value="5.27011416089247E+017" calcext:value-type="float">
            <text:p>527011416089247000</text:p>
          </table:table-cell>
          <table:table-cell table:formula="of:=([.E15]-[.R$15])^2" office:value-type="float" office:value="7.68686531388286E+018" calcext:value-type="float">
            <text:p>7686865313882860000</text:p>
          </table:table-cell>
          <table:table-cell table:formula="of:=([.F15]-[.S$15])^2" office:value-type="float" office:value="2.5115499590284E+017" calcext:value-type="float">
            <text:p>25115499590284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16]-[.O$15])^2" office:value-type="float" office:value="1.58292591109294E+019" calcext:value-type="float">
            <text:p>15829259110929400000</text:p>
          </table:table-cell>
          <table:table-cell table:formula="of:=([.C16]-[.P$15])^2" office:value-type="float" office:value="7.30172756467868E+020" calcext:value-type="float">
            <text:p>730172756467868000000</text:p>
          </table:table-cell>
          <table:table-cell table:formula="of:=([.D16]-[.Q$15])^2" office:value-type="float" office:value="5.26986664200494E+017" calcext:value-type="float">
            <text:p>526986664200494000</text:p>
          </table:table-cell>
          <table:table-cell table:formula="of:=([.E16]-[.R$15])^2" office:value-type="float" office:value="7.68685768391063E+018" calcext:value-type="float">
            <text:p>7686857683910630000</text:p>
          </table:table-cell>
          <table:table-cell table:formula="of:=([.F16]-[.S$15])^2" office:value-type="float" office:value="2.5114195004005E+017" calcext:value-type="float">
            <text:p>25114195004005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.58291182562519E+019" calcext:value-type="float">
            <text:p>15829118256251900000</text:p>
          </table:table-cell>
          <table:table-cell table:formula="of:=SUM([.I15:.I24])/10" office:value-type="float" office:value="7.30138364013255E+020" calcext:value-type="float">
            <text:p>730138364013255000000</text:p>
          </table:table-cell>
          <table:table-cell table:formula="of:=SUM([.J15:.J24])/10" office:value-type="float" office:value="5.21676008370999E+017" calcext:value-type="float">
            <text:p>521676008370999000</text:p>
          </table:table-cell>
          <table:table-cell table:formula="of:=SUM([.K15:.K24])/10" office:value-type="float" office:value="7.68673858233746E+018" calcext:value-type="float">
            <text:p>7686738582337460000</text:p>
          </table:table-cell>
          <table:table-cell table:formula="of:=SUM([.L15:.L24])/10" office:value-type="float" office:value="2.51128897499464E+017" calcext:value-type="float">
            <text:p>251128897499464000</text:p>
          </table:table-cell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17]-[.O$15])^2" office:value-type="float" office:value="1.58291660436516E+019" calcext:value-type="float">
            <text:p>15829166043651600000</text:p>
          </table:table-cell>
          <table:table-cell table:formula="of:=([.C17]-[.P$15])^2" office:value-type="float" office:value="7.30172669566054E+020" calcext:value-type="float">
            <text:p>730172669566054000000</text:p>
          </table:table-cell>
          <table:table-cell table:formula="of:=([.D17]-[.Q$15])^2" office:value-type="float" office:value="5.26984027595263E+017" calcext:value-type="float">
            <text:p>526984027595263000</text:p>
          </table:table-cell>
          <table:table-cell table:formula="of:=([.E17]-[.R$15])^2" office:value-type="float" office:value="7.68681394472426E+018" calcext:value-type="float">
            <text:p>7686813944724260000</text:p>
          </table:table-cell>
          <table:table-cell table:formula="of:=([.F17]-[.S$15])^2" office:value-type="float" office:value="2.51134717630275E+017" calcext:value-type="float">
            <text:p>251134717630275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18]-[.O$15])^2" office:value-type="float" office:value="1.58291574499018E+019" calcext:value-type="float">
            <text:p>15829157449901800000</text:p>
          </table:table-cell>
          <table:table-cell table:formula="of:=([.C18]-[.P$15])^2" office:value-type="float" office:value="7.30172561046882E+020" calcext:value-type="float">
            <text:p>730172561046882000000</text:p>
          </table:table-cell>
          <table:table-cell table:formula="of:=([.D18]-[.Q$15])^2" office:value-type="float" office:value="5.26981100622733E+017" calcext:value-type="float">
            <text:p>526981100622733000</text:p>
          </table:table-cell>
          <table:table-cell table:formula="of:=([.E18]-[.R$15])^2" office:value-type="float" office:value="7.68678160619691E+018" calcext:value-type="float">
            <text:p>7686781606196910000</text:p>
          </table:table-cell>
          <table:table-cell table:formula="of:=([.F18]-[.S$15])^2" office:value-type="float" office:value="2.51134164379269E+017" calcext:value-type="float">
            <text:p>251134164379269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19]-[.O$15])^2" office:value-type="float" office:value="1.58291473283771E+019" calcext:value-type="float">
            <text:p>15829147328377100000</text:p>
          </table:table-cell>
          <table:table-cell table:formula="of:=([.C19]-[.P$15])^2" office:value-type="float" office:value="7.30172558452798E+020" calcext:value-type="float">
            <text:p>730172558452798000000</text:p>
          </table:table-cell>
          <table:table-cell table:formula="of:=([.D19]-[.Q$15])^2" office:value-type="float" office:value="5.26977279309719E+017" calcext:value-type="float">
            <text:p>526977279309719000</text:p>
          </table:table-cell>
          <table:table-cell table:formula="of:=([.E19]-[.R$15])^2" office:value-type="float" office:value="7.68677273418484E+018" calcext:value-type="float">
            <text:p>7686772734184840000</text:p>
          </table:table-cell>
          <table:table-cell table:formula="of:=([.F19]-[.S$15])^2" office:value-type="float" office:value="2.51131622639729E+017" calcext:value-type="float">
            <text:p>251131622639729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20]-[.O$15])^2" office:value-type="float" office:value="1.58290797879716E+019" calcext:value-type="float">
            <text:p>15829079787971600000</text:p>
          </table:table-cell>
          <table:table-cell table:formula="of:=([.C20]-[.P$15])^2" office:value-type="float" office:value="7.30172558452798E+020" calcext:value-type="float">
            <text:p>730172558452798000000</text:p>
          </table:table-cell>
          <table:table-cell table:formula="of:=([.D20]-[.Q$15])^2" office:value-type="float" office:value="5.26956570124875E+017" calcext:value-type="float">
            <text:p>526956570124875000</text:p>
          </table:table-cell>
          <table:table-cell table:formula="of:=([.E20]-[.R$15])^2" office:value-type="float" office:value="7.68676856434093E+018" calcext:value-type="float">
            <text:p>7686768564340930000</text:p>
          </table:table-cell>
          <table:table-cell table:formula="of:=([.F20]-[.S$15])^2" office:value-type="float" office:value="2.51129521905716E+017" calcext:value-type="float">
            <text:p>251129521905716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17:.H22])/8" office:value-type="float" office:value="1.18718271478361E+019" calcext:value-type="float">
            <text:p>11871827147836100000</text:p>
          </table:table-cell>
          <table:table-cell table:formula="of:=SUM([.I17:.I22])/8" office:value-type="float" office:value="5.47629403221055E+020" calcext:value-type="float">
            <text:p>547629403221055000000</text:p>
          </table:table-cell>
          <table:table-cell table:formula="of:=SUM([.J17:.J22])/8" office:value-type="float" office:value="3.94847461559649E+017" calcext:value-type="float">
            <text:p>394847461559649000</text:p>
          </table:table-cell>
          <table:table-cell table:formula="of:=SUM([.K17:.K22])/8" office:value-type="float" office:value="5.76508321589542E+018" calcext:value-type="float">
            <text:p>5765083215895420000</text:p>
          </table:table-cell>
          <table:table-cell table:formula="of:=SUM([.L17:.L22])/8" office:value-type="float" office:value="1.88347139440783E+017" calcext:value-type="float">
            <text:p>188347139440783000</text:p>
          </table:table-cell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21]-[.O$15])^2" office:value-type="float" office:value="1.58290467498804E+019" calcext:value-type="float">
            <text:p>15829046749880400000</text:p>
          </table:table-cell>
          <table:table-cell table:formula="of:=([.C21]-[.P$15])^2" office:value-type="float" office:value="7.30172472415691E+020" calcext:value-type="float">
            <text:p>730172472415691000000</text:p>
          </table:table-cell>
          <table:table-cell table:formula="of:=([.D21]-[.Q$15])^2" office:value-type="float" office:value="5.26919194734858E+017" calcext:value-type="float">
            <text:p>526919194734858000</text:p>
          </table:table-cell>
          <table:table-cell table:formula="of:=([.E21]-[.R$15])^2" office:value-type="float" office:value="7.68676514861858E+018" calcext:value-type="float">
            <text:p>7686765148618580000</text:p>
          </table:table-cell>
          <table:table-cell table:formula="of:=([.F21]-[.S$15])^2" office:value-type="float" office:value="2.51124999744755E+017" calcext:value-type="float">
            <text:p>251124999744755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22]-[.O$15])^2" office:value-type="float" office:value="1.58290198229067E+019" calcext:value-type="float">
            <text:p>15829019822906700000</text:p>
          </table:table-cell>
          <table:table-cell table:formula="of:=([.C22]-[.P$15])^2" office:value-type="float" office:value="7.30172405834214E+020" calcext:value-type="float">
            <text:p>730172405834214000000</text:p>
          </table:table-cell>
          <table:table-cell table:formula="of:=([.D22]-[.Q$15])^2" office:value-type="float" office:value="5.23961520089744E+017" calcext:value-type="float">
            <text:p>523961520089744000</text:p>
          </table:table-cell>
          <table:table-cell table:formula="of:=([.E22]-[.R$15])^2" office:value-type="float" office:value="7.68676372909782E+018" calcext:value-type="float">
            <text:p>7686763729097820000</text:p>
          </table:table-cell>
          <table:table-cell table:formula="of:=([.F22]-[.S$15])^2" office:value-type="float" office:value="2.51122089226524E+017" calcext:value-type="float">
            <text:p>251122089226524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23]-[.O$15])^2" office:value-type="float" office:value="1.58290076007418E+019" calcext:value-type="float">
            <text:p>15829007600741800000</text:p>
          </table:table-cell>
          <table:table-cell table:formula="of:=([.C23]-[.P$15])^2" office:value-type="float" office:value="7.30172158963961E+020" calcext:value-type="float">
            <text:p>730172158963961000000</text:p>
          </table:table-cell>
          <table:table-cell table:formula="of:=([.D23]-[.Q$15])^2" office:value-type="float" office:value="5.06729328187823E+017" calcext:value-type="float">
            <text:p>506729328187823000</text:p>
          </table:table-cell>
          <table:table-cell table:formula="of:=([.E23]-[.R$15])^2" office:value-type="float" office:value="7.68674855797793E+018" calcext:value-type="float">
            <text:p>7686748557977930000</text:p>
          </table:table-cell>
          <table:table-cell table:formula="of:=([.F23]-[.S$15])^2" office:value-type="float" office:value="2.51114640621698E+017" calcext:value-type="float">
            <text:p>251114640621698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24]-[.O$15])^2" office:value-type="float" office:value="1.58289723347299E+019" calcext:value-type="float">
            <text:p>15828972334729900000</text:p>
          </table:table-cell>
          <table:table-cell table:formula="of:=([.C24]-[.P$15])^2" office:value-type="float" office:value="7.29830178683375E+020" calcext:value-type="float">
            <text:p>729830178683375000000</text:p>
          </table:table-cell>
          <table:table-cell table:formula="of:=([.D24]-[.Q$15])^2" office:value-type="float" office:value="4.97252982755229E+017" calcext:value-type="float">
            <text:p>497252982755229000</text:p>
          </table:table-cell>
          <table:table-cell table:formula="of:=([.E24]-[.R$15])^2" office:value-type="float" office:value="7.68624854043982E+018" calcext:value-type="float">
            <text:p>7686248540439820000</text:p>
          </table:table-cell>
          <table:table-cell table:formula="of:=([.F24]-[.S$15])^2" office:value-type="float" office:value="2.51100272903786E+017" calcext:value-type="float">
            <text:p>251100272903786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02:02:12.807862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02:03:11.680504258</dc:date>
    <meta:generator>LibreOffice/4.2.6.3$Linux_X86_64 LibreOffice_project/420m0$Build-3</meta:generator>
    <meta:editing-duration>PT18M9S</meta:editing-duration>
    <meta:editing-cycles>6</meta:editing-cycles>
    <meta:document-statistic meta:table-count="1" meta:cell-count="294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6.971cm" svg:y="0.316cm" chart:style-name="ch2">
          <text:p>Promedio</text:p>
        </chart:title>
        <chart:subtitle svg:x="6.839cm" svg:y="1.301cm" chart:style-name="ch3">
          <text:p>Con Outliers</text:p>
        </chart:subtitle>
        <chart:legend chart:legend-position="end" svg:x="12.033cm" svg:y="3.954cm" style:legend-expansion="high" chart:style-name="ch4"/>
        <chart:plot-area chart:style-name="ch5" table:cell-range-address="Sheet1.O1:Sheet1.S3 Sheet1.N2:Sheet1.N3" chart:data-source-has-labels="both" svg:x="1.33cm" svg:y="2.37cm" svg:width="10.065cm" svg:height="6.035cm">
          <chartooo:coordinate-region svg:x="2.877cm" svg:y="2.569cm" svg:width="8.518cm" svg:height="5.189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73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182982.4">
                <text:p>182982.4</text:p>
                <draw:g>
                  <svg:desc>Sheet1.O2:Sheet1.S2</svg:desc>
                </draw:g>
              </table:table-cell>
              <table:table-cell office:value-type="float" office:value="2081731.2">
                <text:p>2081731.2</text:p>
              </table:table-cell>
              <table:table-cell office:value-type="float" office:value="317452.8">
                <text:p>317452.8</text:p>
              </table:table-cell>
              <table:table-cell office:value-type="float" office:value="300956">
                <text:p>300956</text:p>
              </table:table-cell>
              <table:table-cell office:value-type="float" office:value="148971.2">
                <text:p>148971.2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140933.6">
                <text:p>140933.6</text:p>
                <draw:g>
                  <svg:desc>Sheet1.O3:Sheet1.S3</svg:desc>
                </draw:g>
              </table:table-cell>
              <table:table-cell office:value-type="float" office:value="1011932">
                <text:p>1011932</text:p>
              </table:table-cell>
              <table:table-cell office:value-type="float" office:value="6274203.2">
                <text:p>6274203.2</text:p>
              </table:table-cell>
              <table:table-cell office:value-type="float" office:value="338351.2">
                <text:p>338351.2</text:p>
              </table:table-cell>
              <table:table-cell office:value-type="float" office:value="151327.2">
                <text:p>15132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6.971cm" svg:y="0.316cm" chart:style-name="ch2">
          <text:p>Promedio</text:p>
        </chart:title>
        <chart:subtitle svg:x="6.918cm" svg:y="1.301cm" chart:style-name="ch3">
          <text:p>Sin Outliers</text:p>
        </chart:subtitle>
        <chart:legend chart:legend-position="end" svg:x="12.033cm" svg:y="3.954cm" style:legend-expansion="high" chart:style-name="ch4"/>
        <chart:plot-area chart:style-name="ch5" table:cell-range-address="Sheet1.N6:Sheet1.S8" chart:data-source-has-labels="both" svg:x="1.33cm" svg:y="2.37cm" svg:width="10.065cm" svg:height="6.035cm">
          <chartooo:coordinate-region svg:x="2.877cm" svg:y="2.569cm" svg:width="8.518cm" svg:height="5.189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73cm" chart:style-name="ch8">
              <text:p>Tiempo</text:p>
            </chart:title>
            <chart:grid chart:style-name="ch9" chart:class="major"/>
          </chart:axis>
          <chart:series chart:style-name="ch10" chart:values-cell-range-address="Sheet1.O8:Sheet1.S8" chart:label-cell-address="Sheet1.N8:Sheet1.N8" chart:class="chart:bar">
            <chart:data-point chart:repeated="5"/>
          </chart:series>
          <chart:series chart:style-name="ch11" chart:values-cell-range-address="Sheet1.O7:Sheet1.S7" chart:label-cell-address="Sheet1.N7:Sheet1.N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8:Sheet1.N8</svg:desc>
                </draw:g>
              </table:table-cell>
              <table:table-cell office:value-type="float" office:value="165577.333333333">
                <text:p>165577.333333333</text:p>
                <draw:g>
                  <svg:desc>Sheet1.O8:Sheet1.S8</svg:desc>
                </draw:g>
              </table:table-cell>
              <table:table-cell office:value-type="float" office:value="2040724">
                <text:p>2040724</text:p>
              </table:table-cell>
              <table:table-cell office:value-type="float" office:value="313218.666666667">
                <text:p>313218.666666667</text:p>
              </table:table-cell>
              <table:table-cell office:value-type="float" office:value="284446.666666667">
                <text:p>284446.666666667</text:p>
              </table:table-cell>
              <table:table-cell office:value-type="float" office:value="146773.333333333">
                <text:p>146773.333333333</text:p>
              </table:table-cell>
            </table:table-row>
            <table:table-row>
              <table:table-cell office:value-type="string">
                <text:p>Promedio Con Loops</text:p>
                <draw:g>
                  <svg:desc>Sheet1.N7:Sheet1.N7</svg:desc>
                </draw:g>
              </table:table-cell>
              <table:table-cell office:value-type="float" office:value="142868">
                <text:p>142868</text:p>
                <draw:g>
                  <svg:desc>Sheet1.O7:Sheet1.S7</svg:desc>
                </draw:g>
              </table:table-cell>
              <table:table-cell office:value-type="float" office:value="379521.333333333">
                <text:p>379521.333333333</text:p>
              </table:table-cell>
              <table:table-cell office:value-type="float" office:value="2933698.66666667">
                <text:p>2933698.66666667</text:p>
              </table:table-cell>
              <table:table-cell office:value-type="float" office:value="331310.666666667">
                <text:p>331310.666666667</text:p>
              </table:table-cell>
              <table:table-cell office:value-type="float" office:value="150706.666666667">
                <text:p>150706.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7.064cm" svg:y="0.316cm" chart:style-name="ch2">
          <text:p>Varianza</text:p>
        </chart:title>
        <chart:subtitle svg:x="6.839cm" svg:y="1.301cm" chart:style-name="ch3">
          <text:p>Con Outliers</text:p>
        </chart:subtitle>
        <chart:legend chart:legend-position="end" svg:x="12.191cm" svg:y="3.955cm" style:legend-expansion="high" chart:style-name="ch4"/>
        <chart:plot-area chart:style-name="ch5" table:cell-range-address="Sheet1.O14:Sheet1.S16 Sheet1.N15:Sheet1.N16" chart:data-source-has-labels="both" svg:x="0.769cm" svg:y="2.37cm" svg:width="10.784cm" svg:height="6.036cm">
          <chartooo:coordinate-region svg:x="5.095cm" svg:y="2.57cm" svg:width="6.458cm" svg:height="5.189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3978723376.64">
                <text:p>3978723376.64</text:p>
                <draw:g>
                  <svg:desc>Sheet1.O15:Sheet1.S15</svg:desc>
                </draw:g>
              </table:table-cell>
              <table:table-cell office:value-type="float" office:value="27022084456.96">
                <text:p>27022084456.96</text:p>
              </table:table-cell>
              <table:table-cell office:value-type="float" office:value="728511183.36">
                <text:p>728511183.36</text:p>
              </table:table-cell>
              <table:table-cell office:value-type="float" office:value="2772835164.8">
                <text:p>2772835164.8</text:p>
              </table:table-cell>
              <table:table-cell office:value-type="float" office:value="501278952.96">
                <text:p>501278952.9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.58291182562519E+019">
                <text:p>1.58291182562519E+019</text:p>
                <draw:g>
                  <svg:desc>Sheet1.O16:Sheet1.S16</svg:desc>
                </draw:g>
              </table:table-cell>
              <table:table-cell office:value-type="float" office:value="7.30138364013255E+020">
                <text:p>7.30138364013255E+020</text:p>
              </table:table-cell>
              <table:table-cell office:value-type="float" office:value="5.21676008370999E+017">
                <text:p>5.21676008370999E+017</text:p>
              </table:table-cell>
              <table:table-cell office:value-type="float" office:value="7.68673858233746E+018">
                <text:p>7.68673858233746E+018</text:p>
              </table:table-cell>
              <table:table-cell office:value-type="float" office:value="2.51128897499464E+017">
                <text:p>2.51128897499464E+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7.064cm" svg:y="0.316cm" chart:style-name="ch2">
          <text:p>Varianza</text:p>
        </chart:title>
        <chart:subtitle svg:x="6.918cm" svg:y="1.301cm" chart:style-name="ch3">
          <text:p>Sin Outliers</text:p>
        </chart:subtitle>
        <chart:legend chart:legend-position="end" svg:x="12.191cm" svg:y="3.955cm" style:legend-expansion="high" chart:style-name="ch4"/>
        <chart:plot-area chart:style-name="ch5" table:cell-range-address="Sheet1.O19:Sheet1.S21 Sheet1.N20:Sheet1.N21" chart:data-source-has-labels="both" svg:x="0.769cm" svg:y="2.37cm" svg:width="10.784cm" svg:height="6.036cm">
          <chartooo:coordinate-region svg:x="5.095cm" svg:y="2.57cm" svg:width="6.458cm" svg:height="5.189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18718271478361E+019">
                <text:p>1.18718271478361E+019</text:p>
                <draw:g>
                  <svg:desc>Sheet1.O20:Sheet1.S20</svg:desc>
                </draw:g>
              </table:table-cell>
              <table:table-cell office:value-type="float" office:value="5.47629403221055E+020">
                <text:p>5.47629403221055E+020</text:p>
              </table:table-cell>
              <table:table-cell office:value-type="float" office:value="3.94847461559649E+017">
                <text:p>3.94847461559649E+017</text:p>
              </table:table-cell>
              <table:table-cell office:value-type="float" office:value="5.76508321589542E+018">
                <text:p>5.76508321589542E+018</text:p>
              </table:table-cell>
              <table:table-cell office:value-type="float" office:value="1.88347139440783E+017">
                <text:p>1.88347139440783E+017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876236793.92">
                <text:p>876236793.92</text:p>
                <draw:g>
                  <svg:desc>Sheet1.O21:Sheet1.S21</svg:desc>
                </draw:g>
              </table:table-cell>
              <table:table-cell office:value-type="float" office:value="5211163410.88">
                <text:p>5211163410.88</text:p>
              </table:table-cell>
              <table:table-cell office:value-type="float" office:value="383212308.48">
                <text:p>383212308.48</text:p>
              </table:table-cell>
              <table:table-cell office:value-type="float" office:value="588921308">
                <text:p>588921308</text:p>
              </table:table-cell>
              <table:table-cell office:value-type="float" office:value="252069374.08">
                <text:p>252069374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